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D000000DDF95BE9D7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44in"/>
    </style:style>
    <style:style style:name="co2" style:family="table-column">
      <style:table-column-properties fo:break-before="auto" style:column-width="0.7437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1.152in"/>
    </style:style>
    <style:style style:name="co5" style:family="table-column">
      <style:table-column-properties fo:break-before="auto" style:column-width="1.1008in"/>
    </style:style>
    <style:style style:name="co6" style:family="table-column">
      <style:table-column-properties fo:break-before="auto" style:column-width="0.928in"/>
    </style:style>
    <style:style style:name="co7" style:family="table-column">
      <style:table-column-properties fo:break-before="auto" style:column-width="0.948in"/>
    </style:style>
    <style:style style:name="co8" style:family="table-column">
      <style:table-column-properties fo:break-before="auto" style:column-width="0.8764in"/>
    </style:style>
    <style:style style:name="co9" style:family="table-column">
      <style:table-column-properties fo:break-before="auto" style:column-width="0.8154in"/>
    </style:style>
    <style:style style:name="co10" style:family="table-column">
      <style:table-column-properties fo:break-before="auto" style:column-width="1.0598in"/>
    </style:style>
    <style:style style:name="co11" style:family="table-column">
      <style:table-column-properties fo:break-before="auto" style:column-width="1.1311in"/>
    </style:style>
    <style:style style:name="co12" style:family="table-column">
      <style:table-column-properties fo:break-before="auto" style:column-width="1.2134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3" table:default-cell-style-name="ce2"/>
        <table:table-column table:style-name="co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/>
          <table:table-cell office:value-type="string">
            <text:p>BROMANCE</text:p>
          </table:table-cell>
          <table:table-cell office:value-type="string">
            <text:p>(in seconds)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/>
          <table:table-cell table:style-name="Default" table:number-columns-repeated="14"/>
          <table:table-cell/>
        </table:table-row>
        <table:table-row table:style-name="ro1">
          <table:table-cell table:style-name="ce1" office:value-type="string">
            <text:p>theo 3D</text:p>
          </table:table-cell>
          <table:table-cell table:style-name="ce1" office:value-type="string">
            <text:p>grid size</text:p>
          </table:table-cell>
          <table:table-cell table:style-name="ce1" office:value-type="string">
            <text:p>velocity gpu</text:p>
          </table:table-cell>
          <table:table-cell table:style-name="ce1" office:value-type="string">
            <text:p>velocity gpu v2</text:p>
          </table:table-cell>
          <table:table-cell table:style-name="ce1" office:value-type="string">
            <text:p>velocity gpu v3</text:p>
          </table:table-cell>
          <table:table-cell table:style-name="ce1" office:value-type="string">
            <text:p>velocity cpu</text:p>
          </table:table-cell>
          <table:table-cell table:style-name="ce1" office:value-type="string">
            <text:p>force gpu</text:p>
          </table:table-cell>
          <table:table-cell table:style-name="ce1" office:value-type="string">
            <text:p>force cpu</text:p>
          </table:table-cell>
          <table:table-cell table:style-name="ce1" office:value-type="string">
            <text:p>total gpu</text:p>
          </table:table-cell>
          <table:table-cell table:style-name="ce1" office:value-type="string">
            <text:p>total gpu v2</text:p>
          </table:table-cell>
          <table:table-cell table:style-name="ce1" office:value-type="string">
            <text:p>total gpu v3</text:p>
          </table:table-cell>
          <table:table-cell table:style-name="ce1" office:value-type="string">
            <text:p>total cpu</text:p>
          </table:table-cell>
          <table:table-cell table:style-name="ce1" office:value-type="string">
            <text:p>time steps</text:p>
          </table:table-cell>
          <table:table-cell table:style-name="ce1" office:value-type="string">
            <text:p>starting area</text:p>
          </table:table-cell>
          <table:table-cell table:style-name="ce1" office:value-type="string">
            <text:p>final area (gpu)</text:p>
          </table:table-cell>
          <table:table-cell table:style-name="ce1" office:value-type="string">
            <text:p>final area (cpu)</text:p>
          </table:table-cell>
        </table:table-row>
        <table:table-row table:style-name="ro1">
          <table:table-cell table:style-name="ce2"/>
          <table:table-cell office:value-type="string">
            <text:p>4x4</text:p>
          </table:table-cell>
          <table:table-cell table:formula="of:=32.6361920163*10^(-3)" office:value-type="float" office:value="0.0326361920163">
            <text:p>0.032636192</text:p>
          </table:table-cell>
          <table:table-cell table:formula="of:=0.0276916159447" office:value-type="float" office:value="0.0276916159447">
            <text:p>0.0276916159</text:p>
          </table:table-cell>
          <table:table-cell table:formula="of:=0.0160696960809" office:value-type="float" office:value="0.0160696960809">
            <text:p>0.0160696961</text:p>
          </table:table-cell>
          <table:table-cell office:value-type="float" office:value="0.275684">
            <text:p>0.275684</text:p>
          </table:table-cell>
          <table:table-cell office:value-type="float" office:value="0.01">
            <text:p>0.01</text:p>
          </table:table-cell>
          <table:table-cell office:value-type="float" office:value="0.013937">
            <text:p>0.013937</text:p>
          </table:table-cell>
          <table:table-cell office:value-type="float" office:value="0.68">
            <text:p>0.68</text:p>
          </table:table-cell>
          <table:table-cell office:value-type="float" office:value="0.45">
            <text:p>0.45</text:p>
          </table:table-cell>
          <table:table-cell office:value-type="float" office:value="0.44">
            <text:p>0.44</text:p>
          </table:table-cell>
          <table:table-cell office:value-type="float" office:value="0.596705">
            <text:p>0.596705</text:p>
          </table:table-cell>
          <table:table-cell office:value-type="float" office:value="1000">
            <text:p>1000</text:p>
          </table:table-cell>
          <table:table-cell office:value-type="float" office:value="1.44000011444092">
            <text:p>1.4400001144</text:p>
          </table:table-cell>
          <table:table-cell office:value-type="float" office:value="1.00000000769806">
            <text:p>1.0000000077</text:p>
          </table:table-cell>
          <table:table-cell table:style-name="ce2" office:value-type="float" office:value="1.00000003142062">
            <text:p>1.0000000314</text:p>
          </table:table-cell>
        </table:table-row>
        <table:table-row table:style-name="ro1">
          <table:table-cell table:style-name="ce2"/>
          <table:table-cell office:value-type="string">
            <text:p>8x8</text:p>
          </table:table-cell>
          <table:table-cell table:formula="of:=64.1691842973*10^(-3)" office:value-type="float" office:value="0.0641691842973">
            <text:p>0.0641691843</text:p>
          </table:table-cell>
          <table:table-cell table:style-name="ce3" office:value-type="float" office:value="0.035763007954">
            <text:p>0.0357630080</text:p>
          </table:table-cell>
          <table:table-cell table:formula="of:=0.0164457920231" office:value-type="float" office:value="0.0164457920231">
            <text:p>0.016445792</text:p>
          </table:table-cell>
          <table:table-cell office:value-type="float" office:value="5.014477">
            <text:p>5.014477</text:p>
          </table:table-cell>
          <table:table-cell office:value-type="float" office:value="0.05">
            <text:p>0.05</text:p>
          </table:table-cell>
          <table:table-cell office:value-type="float" office:value="0.062437">
            <text:p>0.062437</text:p>
          </table:table-cell>
          <table:table-cell office:value-type="float" office:value="1.22">
            <text:p>1.22</text:p>
          </table:table-cell>
          <table:table-cell office:value-type="float" office:value="1.16">
            <text:p>1.16</text:p>
          </table:table-cell>
          <table:table-cell office:value-type="float" office:value="0.45">
            <text:p>0.45</text:p>
          </table:table-cell>
          <table:table-cell office:value-type="float" office:value="10.579628">
            <text:p>10.579628</text:p>
          </table:table-cell>
          <table:table-cell office:value-type="float" office:value="1000">
            <text:p>1000</text:p>
          </table:table-cell>
          <table:table-cell office:value-type="float" office:value="1.44000011444092">
            <text:p>1.4400001144</text:p>
          </table:table-cell>
          <table:table-cell office:value-type="float" office:value="0.999999981155539">
            <text:p>0.9999999812</text:p>
          </table:table-cell>
          <table:table-cell table:style-name="ce2" office:value-type="float" office:value="1.00000015410896">
            <text:p>1.0000001541</text:p>
          </table:table-cell>
        </table:table-row>
        <table:table-row table:style-name="ro1">
          <table:table-cell table:style-name="ce2"/>
          <table:table-cell office:value-type="string">
            <text:p>16x16</text:p>
          </table:table-cell>
          <table:table-cell table:formula="of:=306.149119556*10^(-3)" office:value-type="float" office:value="0.306149119556">
            <text:p>0.3061491196</text:p>
          </table:table-cell>
          <table:table-cell table:formula="of:=276.212479651 /(10^3)" office:value-type="float" office:value="0.276212479651">
            <text:p>0.2762124797</text:p>
          </table:table-cell>
          <table:table-cell table:formula="of:=0.0280662719924" office:value-type="float" office:value="0.0280662719924">
            <text:p>0.028066272</text:p>
          </table:table-cell>
          <table:table-cell office:value-type="float" office:value="87.318141">
            <text:p>87.318141</text:p>
          </table:table-cell>
          <table:table-cell office:value-type="float" office:value="0.19">
            <text:p>0.19</text:p>
          </table:table-cell>
          <table:table-cell office:value-type="float" office:value="0.26762">
            <text:p>0.26762</text:p>
          </table:table-cell>
          <table:table-cell office:value-type="float" office:value="1.41">
            <text:p>1.41</text:p>
          </table:table-cell>
          <table:table-cell office:value-type="float" office:value="1.13">
            <text:p>1.13</text:p>
          </table:table-cell>
          <table:table-cell office:value-type="float" office:value="0.98">
            <text:p>0.98</text:p>
          </table:table-cell>
          <table:table-cell office:value-type="float" office:value="181.827219">
            <text:p>181.827219</text:p>
          </table:table-cell>
          <table:table-cell office:value-type="float" office:value="1000">
            <text:p>1000</text:p>
          </table:table-cell>
          <table:table-cell office:value-type="float" office:value="1.44000011444092">
            <text:p>1.4400001144</text:p>
          </table:table-cell>
          <table:table-cell office:value-type="float" office:value="1.0006001939988">
            <text:p>1.000600194</text:p>
          </table:table-cell>
          <table:table-cell table:style-name="ce2" office:value-type="float" office:value="1.00060343235759">
            <text:p>1.0006034324</text:p>
          </table:table-cell>
        </table:table-row>
        <table:table-row table:style-name="ro1">
          <table:table-cell table:style-name="ce2"/>
          <table:table-cell office:value-type="string">
            <text:p>32x32</text:p>
          </table:table-cell>
          <table:table-cell table:formula="of:=5309.9130835533*10^(-3)" office:value-type="float" office:value="5.3099130835533">
            <text:p>5.3099130836</text:p>
          </table:table-cell>
          <table:table-cell table:formula="of:=4205.4475488663 *10^(-3)" office:value-type="float" office:value="4.2054475488663">
            <text:p>4.2054475489</text:p>
          </table:table-cell>
          <table:table-cell table:formula="of:= 0.0707672332227" office:value-type="float" office:value="0.0707672332227">
            <text:p>0.0707672332</text:p>
          </table:table-cell>
          <table:table-cell office:value-type="float" office:value="1480.5729880007">
            <text:p>1480.5729880007</text:p>
          </table:table-cell>
          <table:table-cell office:value-type="float" office:value="0.53">
            <text:p>0.53</text:p>
          </table:table-cell>
          <table:table-cell office:value-type="float" office:value="1.141871">
            <text:p>1.141871</text:p>
          </table:table-cell>
          <table:table-cell office:value-type="float" office:value="8.22">
            <text:p>8.22</text:p>
          </table:table-cell>
          <table:table-cell office:value-type="float" office:value="6.29">
            <text:p>6.29</text:p>
          </table:table-cell>
          <table:table-cell office:value-type="float" office:value="1.9">
            <text:p>1.9</text:p>
          </table:table-cell>
          <table:table-cell office:value-type="float" office:value="3088.025913">
            <text:p>3088.025913</text:p>
          </table:table-cell>
          <table:table-cell office:value-type="float" office:value="1000">
            <text:p>1000</text:p>
          </table:table-cell>
          <table:table-cell office:value-type="float" office:value="1.44000011444092">
            <text:p>1.4400001144</text:p>
          </table:table-cell>
          <table:table-cell office:value-type="float" office:value="1.15352450448182">
            <text:p>1.1535245045</text:p>
          </table:table-cell>
          <table:table-cell table:style-name="ce2" office:value-type="float" office:value="1.1535831908153">
            <text:p>1.1535831908</text:p>
          </table:table-cell>
        </table:table-row>
        <table:table-row table:style-name="ro1">
          <table:table-cell table:style-name="ce2" office:value-type="string">
            <text:p>16x16x16</text:p>
          </table:table-cell>
          <table:table-cell office:value-type="string">
            <text:p>64x64</text:p>
          </table:table-cell>
          <table:table-cell table:formula="of:=92228.0272140503*10^(-3)" office:value-type="float" office:value="92.2280272140503">
            <text:p>92.2280272141</text:p>
          </table:table-cell>
          <table:table-cell table:formula="of:=66839.385383606*10^(-3)" office:value-type="float" office:value="66.839385383606">
            <text:p>66.8393853836</text:p>
          </table:table-cell>
          <table:table-cell table:formula="of:=0.3834113276303" office:value-type="float" office:value="0.3834113276303">
            <text:p>0.3834113276</text:p>
          </table:table-cell>
          <table:table-cell office:value-type="float" office:value="15985.8">
            <text:p>15985.8</text:p>
          </table:table-cell>
          <table:table-cell office:value-type="float" office:value="2.27">
            <text:p>2.27</text:p>
          </table:table-cell>
          <table:table-cell office:value-type="float" office:value="2.47">
            <text:p>2.47</text:p>
          </table:table-cell>
          <table:table-cell office:value-type="float" office:value="107.07">
            <text:p>107.07</text:p>
          </table:table-cell>
          <table:table-cell office:value-type="float" office:value="73.03">
            <text:p>73.03</text:p>
          </table:table-cell>
          <table:table-cell office:value-type="float" office:value="6.34">
            <text:p>6.34</text:p>
          </table:table-cell>
          <table:table-cell office:value-type="float" office:value="35780.3">
            <text:p>35780.3</text:p>
          </table:table-cell>
          <table:table-cell office:value-type="float" office:value="1000">
            <text:p>1000</text:p>
          </table:table-cell>
          <table:table-cell office:value-type="float" office:value="1.44000011444092">
            <text:p>1.4400001144</text:p>
          </table:table-cell>
          <table:table-cell office:value-type="float" office:value="1.33281624905337">
            <text:p>1.3328162491</text:p>
          </table:table-cell>
          <table:table-cell table:style-name="ce2" office:value-type="string">
            <text:p>?</text:p>
          </table:table-cell>
        </table:table-row>
        <table:table-row table:style-name="ro1">
          <table:table-cell table:style-name="ce2"/>
          <table:table-cell office:value-type="string">
            <text:p>128x128</text:p>
          </table:table-cell>
          <table:table-cell office:value-type="float" office:value="248468">
            <text:p>248468</text:p>
          </table:table-cell>
          <table:table-cell table:formula="of:=1063359.0090332*10^(-3)" office:value-type="float" office:value="1063.3590090332">
            <text:p>1063.3590090332</text:p>
          </table:table-cell>
          <table:table-cell table:number-columns-repeated="2" office:value-type="string">
            <text:p>?</text:p>
          </table:table-cell>
          <table:table-cell office:value-type="float" office:value="8.81">
            <text:p>8.81</text:p>
          </table:table-cell>
          <table:table-cell office:value-type="float" office:value="10.12">
            <text:p>10.12</text:p>
          </table:table-cell>
          <table:table-cell office:value-type="string">
            <text:p>?</text:p>
          </table:table-cell>
          <table:table-cell office:value-type="float" office:value="1085.72">
            <text:p>1085.72</text:p>
          </table:table-cell>
          <table:table-cell office:value-type="string">
            <text:p>?</text:p>
          </table:table-cell>
          <table:table-cell office:value-type="float" office:value="557494">
            <text:p>557494</text:p>
          </table:table-cell>
          <table:table-cell office:value-type="float" office:value="1000">
            <text:p>1000</text:p>
          </table:table-cell>
          <table:table-cell office:value-type="float" office:value="1.44000011444092">
            <text:p>1.4400001144</text:p>
          </table:table-cell>
          <table:table-cell office:value-type="float" office:value="1.40021122950867">
            <text:p>1.4002112295</text:p>
          </table:table-cell>
          <table:table-cell table:style-name="ce2" office:value-type="string">
            <text:p>?</text:p>
          </table:table-cell>
        </table:table-row>
        <table:table-row table:style-name="ro1">
          <table:table-cell table:style-name="ce2" office:value-type="string">
            <text:p>&gt; 32x32x32</text:p>
          </table:table-cell>
          <table:table-cell office:value-type="string">
            <text:p>256x265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64x64x64</text:p>
          </table:table-cell>
          <table:table-cell office:value-type="string">
            <text:p>512x512</text:p>
          </table:table-cell>
          <table:table-cell table:number-columns-repeated="14"/>
        </table:table-row>
        <table:table-row table:style-name="ro1">
          <table:table-cell table:style-name="ce2"/>
          <table:table-cell table:number-columns-repeated="15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8"/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>
            <text:p>MIDAS</text:p>
          </table:table-cell>
          <table:table-cell office:value-type="string">
            <text:p>(in seconds)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/>
          <table:table-cell table:style-name="Default" table:number-columns-repeated="14"/>
          <table:table-cell/>
        </table:table-row>
        <table:table-row table:style-name="ro1">
          <table:table-cell table:style-name="ce1" office:value-type="string">
            <text:p>theo 3D</text:p>
          </table:table-cell>
          <table:table-cell table:style-name="ce1" office:value-type="string">
            <text:p>grid size</text:p>
          </table:table-cell>
          <table:table-cell table:style-name="ce1" office:value-type="string">
            <text:p>velocity gpu</text:p>
          </table:table-cell>
          <table:table-cell table:style-name="ce1" office:value-type="string">
            <text:p>velocity gpu v2</text:p>
          </table:table-cell>
          <table:table-cell table:style-name="ce1" office:value-type="string">
            <text:p>velocity gpu v3</text:p>
          </table:table-cell>
          <table:table-cell table:style-name="ce1" office:value-type="string">
            <text:p>velocity cpu</text:p>
          </table:table-cell>
          <table:table-cell table:style-name="ce1" office:value-type="string">
            <text:p>force gpu</text:p>
          </table:table-cell>
          <table:table-cell table:style-name="ce1" office:value-type="string">
            <text:p>force cpu</text:p>
          </table:table-cell>
          <table:table-cell table:style-name="ce1" office:value-type="string">
            <text:p>total gpu</text:p>
          </table:table-cell>
          <table:table-cell table:style-name="ce1" office:value-type="string">
            <text:p>total gpu v2</text:p>
          </table:table-cell>
          <table:table-cell table:style-name="ce1" office:value-type="string">
            <text:p>total gpu v3</text:p>
          </table:table-cell>
          <table:table-cell table:style-name="ce1" office:value-type="string">
            <text:p>total cpu</text:p>
          </table:table-cell>
          <table:table-cell table:style-name="ce1" office:value-type="string">
            <text:p>time steps</text:p>
          </table:table-cell>
          <table:table-cell table:style-name="ce1" office:value-type="string">
            <text:p>starting area</text:p>
          </table:table-cell>
          <table:table-cell table:style-name="ce1" office:value-type="string">
            <text:p>final area (gpu)</text:p>
          </table:table-cell>
          <table:table-cell table:style-name="ce1" office:value-type="string">
            <text:p>final area (cpu)</text:p>
          </table:table-cell>
        </table:table-row>
        <table:table-row table:style-name="ro1">
          <table:table-cell/>
          <table:table-cell office:value-type="string">
            <text:p>4x4</text:p>
          </table:table-cell>
          <table:table-cell table:formula="of:=30.6670079529*10^(-3)" office:value-type="float" office:value="0.0306670079529">
            <text:p>0.030667008</text:p>
          </table:table-cell>
          <table:table-cell table:formula="of:=0.0272878400534" office:value-type="float" office:value="0.0272878400534">
            <text:p>0.0272878401</text:p>
          </table:table-cell>
          <table:table-cell table:formula="of:=0.0166858559782" office:value-type="float" office:value="0.0166858559782">
            <text:p>0.016685856</text:p>
          </table:table-cell>
          <table:table-cell office:value-type="float" office:value="0.275684">
            <text:p>0.275684</text:p>
          </table:table-cell>
          <table:table-cell office:value-type="float" office:value="0.01">
            <text:p>0.01</text:p>
          </table:table-cell>
          <table:table-cell office:value-type="float" office:value="0.013937">
            <text:p>0.013937</text:p>
          </table:table-cell>
          <table:table-cell office:value-type="float" office:value="0.77">
            <text:p>0.77</text:p>
          </table:table-cell>
          <table:table-cell office:value-type="float" office:value="0.62">
            <text:p>0.62</text:p>
          </table:table-cell>
          <table:table-cell office:value-type="float" office:value="0.6">
            <text:p>0.6</text:p>
          </table:table-cell>
          <table:table-cell office:value-type="float" office:value="0.596705">
            <text:p>0.596705</text:p>
          </table:table-cell>
          <table:table-cell office:value-type="float" office:value="1000">
            <text:p>1000</text:p>
          </table:table-cell>
          <table:table-cell office:value-type="float" office:value="1.44000011444092">
            <text:p>1.4400001144</text:p>
          </table:table-cell>
          <table:table-cell office:value-type="float" office:value="1.00000000285002">
            <text:p>1.0000000029</text:p>
          </table:table-cell>
          <table:table-cell table:style-name="ce2" office:value-type="float" office:value="1.00000003142062">
            <text:p>1.0000000314</text:p>
          </table:table-cell>
        </table:table-row>
        <table:table-row table:style-name="ro1">
          <table:table-cell/>
          <table:table-cell office:value-type="string">
            <text:p>8x8</text:p>
          </table:table-cell>
          <table:table-cell table:formula="of:=48.693600066 *10^(-3)" office:value-type="float" office:value="0.048693600066">
            <text:p>0.0486936001</text:p>
          </table:table-cell>
          <table:table-cell table:formula="of:=0.029636576049" office:value-type="float" office:value="0.029636576049">
            <text:p>0.029636576</text:p>
          </table:table-cell>
          <table:table-cell table:formula="of:=0.0167596799731" office:value-type="float" office:value="0.0167596799731">
            <text:p>0.01675968</text:p>
          </table:table-cell>
          <table:table-cell office:value-type="float" office:value="5.014477">
            <text:p>5.014477</text:p>
          </table:table-cell>
          <table:table-cell office:value-type="float" office:value="0.06">
            <text:p>0.06</text:p>
          </table:table-cell>
          <table:table-cell office:value-type="float" office:value="0.062437">
            <text:p>0.062437</text:p>
          </table:table-cell>
          <table:table-cell office:value-type="float" office:value="0.83">
            <text:p>0.83</text:p>
          </table:table-cell>
          <table:table-cell office:value-type="float" office:value="0.67">
            <text:p>0.67</text:p>
          </table:table-cell>
          <table:table-cell office:value-type="float" office:value="0.64">
            <text:p>0.64</text:p>
          </table:table-cell>
          <table:table-cell office:value-type="float" office:value="10.579628">
            <text:p>10.579628</text:p>
          </table:table-cell>
          <table:table-cell office:value-type="float" office:value="1000">
            <text:p>1000</text:p>
          </table:table-cell>
          <table:table-cell office:value-type="float" office:value="1.44000011444092">
            <text:p>1.4400001144</text:p>
          </table:table-cell>
          <table:table-cell table:style-name="ce5" office:value-type="float" office:value="0.999999988669182">
            <text:p>0.9999999887</text:p>
          </table:table-cell>
          <table:table-cell table:style-name="ce2" office:value-type="float" office:value="1.00000015410896">
            <text:p>1.0000001541</text:p>
          </table:table-cell>
        </table:table-row>
        <table:table-row table:style-name="ro1">
          <table:table-cell/>
          <table:table-cell office:value-type="string">
            <text:p>16x16</text:p>
          </table:table-cell>
          <table:table-cell table:formula="of:=201.2055678219 *10^(-3)" office:value-type="float" office:value="0.2012055678219">
            <text:p>0.2012055678</text:p>
          </table:table-cell>
          <table:table-cell table:formula="of:=0.1767317762822" office:value-type="float" office:value="0.1767317762822">
            <text:p>0.1767317763</text:p>
          </table:table-cell>
          <table:table-cell table:formula="of:=0.0280944320038" office:value-type="float" office:value="0.0280944320038">
            <text:p>0.028094432</text:p>
          </table:table-cell>
          <table:table-cell office:value-type="float" office:value="87.318141">
            <text:p>87.318141</text:p>
          </table:table-cell>
          <table:table-cell office:value-type="float" office:value="0.11">
            <text:p>0.11</text:p>
          </table:table-cell>
          <table:table-cell office:value-type="float" office:value="0.26762">
            <text:p>0.26762</text:p>
          </table:table-cell>
          <table:table-cell office:value-type="float" office:value="1.21">
            <text:p>1.21</text:p>
          </table:table-cell>
          <table:table-cell office:value-type="float" office:value="1.02">
            <text:p>1.02</text:p>
          </table:table-cell>
          <table:table-cell table:style-name="ce4" office:value-type="float" office:value="0.86">
            <text:p>0.86</text:p>
          </table:table-cell>
          <table:table-cell office:value-type="float" office:value="181.827219">
            <text:p>181.827219</text:p>
          </table:table-cell>
          <table:table-cell office:value-type="float" office:value="1000">
            <text:p>1000</text:p>
          </table:table-cell>
          <table:table-cell office:value-type="float" office:value="1.44000011444092">
            <text:p>1.4400001144</text:p>
          </table:table-cell>
          <table:table-cell office:value-type="float" office:value="1.00059763355247">
            <text:p>1.0005976336</text:p>
          </table:table-cell>
          <table:table-cell table:style-name="ce2" office:value-type="float" office:value="1.00060343235759">
            <text:p>1.0006034324</text:p>
          </table:table-cell>
        </table:table-row>
        <table:table-row table:style-name="ro1">
          <table:table-cell/>
          <table:table-cell office:value-type="string">
            <text:p>32x32</text:p>
          </table:table-cell>
          <table:table-cell table:formula="of:=3186.8787174225*10^(-3)" office:value-type="float" office:value="3.1868787174225">
            <text:p>3.1868787174</text:p>
          </table:table-cell>
          <table:table-cell table:formula="of:=2.5052552647591" office:value-type="float" office:value="2.5052552647591">
            <text:p>2.5052552648</text:p>
          </table:table-cell>
          <table:table-cell table:formula="of:=0.0778564487398" office:value-type="float" office:value="0.0778564487398">
            <text:p>0.0778564487</text:p>
          </table:table-cell>
          <table:table-cell office:value-type="float" office:value="1480.5729880007">
            <text:p>1480.5729880007</text:p>
          </table:table-cell>
          <table:table-cell office:value-type="float" office:value="0.51">
            <text:p>0.51</text:p>
          </table:table-cell>
          <table:table-cell office:value-type="float" office:value="1.141871">
            <text:p>1.141871</text:p>
          </table:table-cell>
          <table:table-cell office:value-type="float" office:value="5.45">
            <text:p>5.45</text:p>
          </table:table-cell>
          <table:table-cell office:value-type="float" office:value="4.27">
            <text:p>4.27</text:p>
          </table:table-cell>
          <table:table-cell office:value-type="float" office:value="1.72">
            <text:p>1.72</text:p>
          </table:table-cell>
          <table:table-cell office:value-type="float" office:value="3088.025913">
            <text:p>3088.025913</text:p>
          </table:table-cell>
          <table:table-cell office:value-type="float" office:value="1000">
            <text:p>1000</text:p>
          </table:table-cell>
          <table:table-cell office:value-type="float" office:value="1.44000011444092">
            <text:p>1.4400001144</text:p>
          </table:table-cell>
          <table:table-cell office:value-type="float" office:value="1.15343800216773">
            <text:p>1.1534380022</text:p>
          </table:table-cell>
          <table:table-cell table:style-name="ce2" office:value-type="float" office:value="1.1535831908153">
            <text:p>1.1535831908</text:p>
          </table:table-cell>
        </table:table-row>
        <table:table-row table:style-name="ro1">
          <table:table-cell table:style-name="ce2" office:value-type="string">
            <text:p>16x16x16</text:p>
          </table:table-cell>
          <table:table-cell office:value-type="string">
            <text:p>64x64</text:p>
          </table:table-cell>
          <table:table-cell table:formula="of:=56329.0349807739 *10^(-3)" office:value-type="float" office:value="56.3290349807739">
            <text:p>56.3290349808</text:p>
          </table:table-cell>
          <table:table-cell table:formula="of:=39.8092369041443" office:value-type="float" office:value="39.8092369041443">
            <text:p>39.8092369041</text:p>
          </table:table-cell>
          <table:table-cell table:formula="of:=0.3506139838099" office:value-type="float" office:value="0.3506139838099">
            <text:p>0.3506139838</text:p>
          </table:table-cell>
          <table:table-cell office:value-type="float" office:value="15985.8">
            <text:p>15985.8</text:p>
          </table:table-cell>
          <table:table-cell office:value-type="float" office:value="1.54">
            <text:p>1.54</text:p>
          </table:table-cell>
          <table:table-cell office:value-type="float" office:value="2.47">
            <text:p>2.47</text:p>
          </table:table-cell>
          <table:table-cell office:value-type="float" office:value="67.27">
            <text:p>67.27</text:p>
          </table:table-cell>
          <table:table-cell office:value-type="float" office:value="44.77">
            <text:p>44.77</text:p>
          </table:table-cell>
          <table:table-cell office:value-type="float" office:value="5.3">
            <text:p>5.3</text:p>
          </table:table-cell>
          <table:table-cell office:value-type="float" office:value="35780.3">
            <text:p>35780.3</text:p>
          </table:table-cell>
          <table:table-cell office:value-type="float" office:value="1000">
            <text:p>1000</text:p>
          </table:table-cell>
          <table:table-cell office:value-type="float" office:value="1.44000011444092">
            <text:p>1.4400001144</text:p>
          </table:table-cell>
          <table:table-cell office:value-type="float" office:value="1.33280005232598">
            <text:p>1.3328000523</text:p>
          </table:table-cell>
          <table:table-cell table:style-name="ce2" office:value-type="string">
            <text:p>?</text:p>
          </table:table-cell>
        </table:table-row>
        <table:table-row table:style-name="ro1">
          <table:table-cell table:style-name="ce2"/>
          <table:table-cell office:value-type="string">
            <text:p>128x128</text:p>
          </table:table-cell>
          <table:table-cell office:value-type="string">
            <text:p>?</text:p>
          </table:table-cell>
          <table:table-cell table:formula="of:=634.119424072266" office:value-type="float" office:value="634.119424072266">
            <text:p>634.1194240723</text:p>
          </table:table-cell>
          <table:table-cell office:value-type="string">
            <text:p>?</text:p>
          </table:table-cell>
          <table:table-cell office:value-type="float" office:value="248468">
            <text:p>248468</text:p>
          </table:table-cell>
          <table:table-cell office:value-type="float" office:value="7.09">
            <text:p>7.09</text:p>
          </table:table-cell>
          <table:table-cell office:value-type="float" office:value="10.12">
            <text:p>10.12</text:p>
          </table:table-cell>
          <table:table-cell office:value-type="string">
            <text:p>?</text:p>
          </table:table-cell>
          <table:table-cell office:value-type="float" office:value="651.05">
            <text:p>651.05</text:p>
          </table:table-cell>
          <table:table-cell office:value-type="string">
            <text:p>?</text:p>
          </table:table-cell>
          <table:table-cell office:value-type="float" office:value="557494">
            <text:p>557494</text:p>
          </table:table-cell>
          <table:table-cell office:value-type="float" office:value="1000">
            <text:p>1000</text:p>
          </table:table-cell>
          <table:table-cell office:value-type="float" office:value="1.44000011444092">
            <text:p>1.4400001144</text:p>
          </table:table-cell>
          <table:table-cell/>
          <table:table-cell table:style-name="ce2" office:value-type="string">
            <text:p>?</text:p>
          </table:table-cell>
        </table:table-row>
        <table:table-row table:style-name="ro1">
          <table:table-cell table:style-name="ce2" office:value-type="string">
            <text:p>&gt; 32x32x32</text:p>
          </table:table-cell>
          <table:table-cell office:value-type="string">
            <text:p>256x265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64x64x64</text:p>
          </table:table-cell>
          <table:table-cell office:value-type="string">
            <text:p>512x512</text:p>
            <draw:frame table:end-cell-address="Sheet1.F48" table:end-x="0.2114in" table:end-y="0.0106in" draw:z-index="0" draw:style-name="gr1" svg:width="3.6307in" svg:height="3.8193in" svg:x="0.5209in" svg:y="0.074in">
              <draw:object draw:notify-on-update-of-ranges="Sheet1.D30:Sheet1.D35 Sheet1.E29:Sheet1.E29 Sheet1.E30:Sheet1.E35 Sheet1.F29:Sheet1.F29 Sheet1.F30:Sheet1.F35 Sheet1.G29:Sheet1.G29 Sheet1.G30:Sheet1.G35 Sheet1.H29:Sheet1.H29 Sheet1.H30:Sheet1.H3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table:style-name="ce2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13"/>
          <table:table-cell/>
        </table:table-row>
        <table:table-row table:style-name="ro1">
          <table:table-cell/>
          <table:table-cell table:style-name="Default" table:number-columns-repeated="14"/>
          <table:table-cell/>
        </table:table-row>
        <table:table-row table:style-name="ro1">
          <table:table-cell/>
          <table:table-cell table:style-name="Default" table:number-columns-repeated="2"/>
          <table:table-cell table:style-name="ce1" office:value-type="string">
            <text:p>Grid size</text:p>
          </table:table-cell>
          <table:table-cell table:style-name="ce1" office:value-type="string">
            <text:p>CPU Velocity</text:p>
          </table:table-cell>
          <table:table-cell table:style-name="ce1" office:value-type="string">
            <text:p>GPU Velocity</text:p>
          </table:table-cell>
          <table:table-cell table:style-name="ce1" office:value-type="string">
            <text:p>CPU Total</text:p>
          </table:table-cell>
          <table:table-cell table:style-name="ce1" office:value-type="string">
            <text:p>GPU Total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2"/>
          <table:table-cell office:value-type="string">
            <text:p>4x4</text:p>
          </table:table-cell>
          <table:table-cell office:value-type="float" office:value="0.275684">
            <text:p>0.275684</text:p>
          </table:table-cell>
          <table:table-cell table:formula="of:=0.0166858559782" office:value-type="float" office:value="0.0166858559782">
            <text:p>0.016685856</text:p>
          </table:table-cell>
          <table:table-cell office:value-type="float" office:value="0.596705">
            <text:p>0.596705</text:p>
          </table:table-cell>
          <table:table-cell office:value-type="float" office:value="0.6">
            <text:p>0.6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2"/>
          <table:table-cell office:value-type="string">
            <text:p>8x8</text:p>
          </table:table-cell>
          <table:table-cell office:value-type="float" office:value="5.014477">
            <text:p>5.014477</text:p>
          </table:table-cell>
          <table:table-cell table:formula="of:=0.0167596799731" office:value-type="float" office:value="0.0167596799731">
            <text:p>0.01675968</text:p>
          </table:table-cell>
          <table:table-cell office:value-type="float" office:value="10.579628">
            <text:p>10.579628</text:p>
          </table:table-cell>
          <table:table-cell office:value-type="float" office:value="0.64">
            <text:p>0.64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2"/>
          <table:table-cell office:value-type="string">
            <text:p>16x16</text:p>
          </table:table-cell>
          <table:table-cell office:value-type="float" office:value="87.318141">
            <text:p>87.318141</text:p>
          </table:table-cell>
          <table:table-cell table:formula="of:=0.0280944320038" office:value-type="float" office:value="0.0280944320038">
            <text:p>0.028094432</text:p>
          </table:table-cell>
          <table:table-cell office:value-type="float" office:value="181.827219">
            <text:p>181.827219</text:p>
          </table:table-cell>
          <table:table-cell office:value-type="float" office:value="0.86">
            <text:p>0.86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2"/>
          <table:table-cell office:value-type="string">
            <text:p>32x32</text:p>
          </table:table-cell>
          <table:table-cell office:value-type="float" office:value="1480.5729880007">
            <text:p>1480.5729880007</text:p>
          </table:table-cell>
          <table:table-cell table:formula="of:=0.0778564487398" office:value-type="float" office:value="0.0778564487398">
            <text:p>0.0778564487</text:p>
          </table:table-cell>
          <table:table-cell office:value-type="float" office:value="3088.025913">
            <text:p>3088.025913</text:p>
          </table:table-cell>
          <table:table-cell office:value-type="float" office:value="1.72">
            <text:p>1.72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2"/>
          <table:table-cell office:value-type="string">
            <text:p>64x64</text:p>
          </table:table-cell>
          <table:table-cell office:value-type="float" office:value="15985.8">
            <text:p>15985.8</text:p>
          </table:table-cell>
          <table:table-cell table:formula="of:=0.3506139838099" office:value-type="float" office:value="0.3506139838099">
            <text:p>0.3506139838</text:p>
          </table:table-cell>
          <table:table-cell office:value-type="float" office:value="35780.3">
            <text:p>35780.3</text:p>
          </table:table-cell>
          <table:table-cell office:value-type="float" office:value="5.3">
            <text:p>5.3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2"/>
          <table:table-cell office:value-type="string">
            <text:p>128x128</text:p>
          </table:table-cell>
          <table:table-cell office:value-type="float" office:value="248468">
            <text:p>248468</text:p>
          </table:table-cell>
          <table:table-cell/>
          <table:table-cell office:value-type="float" office:value="557494">
            <text:p>557494</text:p>
          </table:table-cell>
          <table:table-cell/>
          <table:table-cell table:style-name="Default" table:number-columns-repeated="7"/>
          <table:table-cell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B3:Sheet1.L12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0" number:min-integer-digits="1" number:grouping="true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2/15/2013</text:date>, <text:time>20:0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lina Copos</meta:initial-creator>
    <meta:creation-date>2012-12-02T21:01:07</meta:creation-date>
    <meta:generator>OpenOffice.org/3.3$Unix OpenOffice.org_project/330m20$Build-9567</meta:generator>
    <dc:date>2013-02-15T20:01:40</dc:date>
    <dc:creator>Calina Copos</dc:creator>
    <meta:editing-duration>P1DT12H2M50S</meta:editing-duration>
    <meta:editing-cycles>27</meta:editing-cycles>
    <meta:document-statistic meta:table-count="3" meta:cell-count="2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cm" chart:symbol-height="0.2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>
        <chart:symbol-image xlink:href="Pictures/2000000D000000DD000000DDF95BE9D7.svm" xlink:type="simple" xlink:actuate="onLoad"/>
      </style:chart-properties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223cm" svg:height="9.702cm" xlink:href=".." xlink:type="simple" chart:class="chart:line" chart:style-name="ch1">
        <chart:legend chart:legend-position="top" svg:x="1.977cm" svg:y="0.708cm" chart:style-name="ch2"/>
        <chart:plot-area chart:style-name="ch3" table:cell-range-address="Sheet1.D29:Sheet1.H35" chart:data-source-has-labels="both" svg:x="0.634cm" svg:y="2.142cm" svg:width="8.221cm" svg:height="6.415cm">
          <chartooo:coordinate-region svg:x="2.265cm" svg:y="2.344cm" svg:width="5.908cm" svg:height="5.563cm"/>
          <chart:axis chart:dimension="x" chart:name="primary-x" chart:style-name="ch4">
            <chart:title svg:x="4.057cm" svg:y="8.751cm" chart:style-name="ch5">
              <text:p>Grid size</text:p>
            </chart:title>
            <chart:categories table:cell-range-address="Sheet1.D30:Sheet1.D35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E30:Sheet1.E35" chart:label-cell-address="Sheet1.E29:Sheet1.E29" chart:class="chart:line">
            <chart:data-point chart:repeated="6"/>
          </chart:series>
          <chart:series chart:style-name="ch9" chart:values-cell-range-address="Sheet1.F30:Sheet1.F35" chart:label-cell-address="Sheet1.F29:Sheet1.F29" chart:class="chart:line">
            <chart:data-point chart:repeated="6"/>
          </chart:series>
          <chart:series chart:style-name="ch10" chart:values-cell-range-address="Sheet1.G30:Sheet1.G35" chart:label-cell-address="Sheet1.G29:Sheet1.G29" chart:class="chart:line">
            <chart:data-point chart:repeated="6"/>
          </chart:series>
          <chart:series chart:style-name="ch11" chart:values-cell-range-address="Sheet1.H30:Sheet1.H35" chart:label-cell-address="Sheet1.H29:Sheet1.H29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Velocity</text:p>
                <draw:g>
                  <svg:desc>Sheet1.E29:Sheet1.E29</svg:desc>
                </draw:g>
              </table:table-cell>
              <table:table-cell office:value-type="string">
                <text:p>GPU Velocity</text:p>
                <draw:g>
                  <svg:desc>Sheet1.F29:Sheet1.F29</svg:desc>
                </draw:g>
              </table:table-cell>
              <table:table-cell office:value-type="string">
                <text:p>CPU Total</text:p>
                <draw:g>
                  <svg:desc>Sheet1.G29:Sheet1.G29</svg:desc>
                </draw:g>
              </table:table-cell>
              <table:table-cell office:value-type="string">
                <text:p>GPU Total</text:p>
                <draw:g>
                  <svg:desc>Sheet1.H29:Sheet1.H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Sheet1.D30:Sheet1.D35</svg:desc>
                </draw:g>
              </table:table-cell>
              <table:table-cell office:value-type="float" office:value="0.275684">
                <text:p>0.275684</text:p>
                <draw:g>
                  <svg:desc>Sheet1.E30:Sheet1.E35</svg:desc>
                </draw:g>
              </table:table-cell>
              <table:table-cell office:value-type="float" office:value="0.0166858559782">
                <text:p>0.0166858559782</text:p>
                <draw:g>
                  <svg:desc>Sheet1.F30:Sheet1.F35</svg:desc>
                </draw:g>
              </table:table-cell>
              <table:table-cell office:value-type="float" office:value="0.596705">
                <text:p>0.596705</text:p>
                <draw:g>
                  <svg:desc>Sheet1.G30:Sheet1.G35</svg:desc>
                </draw:g>
              </table:table-cell>
              <table:table-cell office:value-type="float" office:value="0.6">
                <text:p>0.6</text:p>
                <draw:g>
                  <svg:desc>Sheet1.H30:Sheet1.H35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5.014477">
                <text:p>5.014477</text:p>
              </table:table-cell>
              <table:table-cell office:value-type="float" office:value="0.0167596799731">
                <text:p>0.0167596799731</text:p>
              </table:table-cell>
              <table:table-cell office:value-type="float" office:value="10.579628">
                <text:p>10.57962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87.318141">
                <text:p>87.318141</text:p>
              </table:table-cell>
              <table:table-cell office:value-type="float" office:value="0.0280944320038">
                <text:p>0.0280944320038</text:p>
              </table:table-cell>
              <table:table-cell office:value-type="float" office:value="181.827219">
                <text:p>181.827219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1480.5729880007">
                <text:p>1480.5729880007</text:p>
              </table:table-cell>
              <table:table-cell office:value-type="float" office:value="0.0778564487398">
                <text:p>0.0778564487398</text:p>
              </table:table-cell>
              <table:table-cell office:value-type="float" office:value="3088.025913">
                <text:p>3088.025913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15985.8">
                <text:p>15985.8</text:p>
              </table:table-cell>
              <table:table-cell office:value-type="float" office:value="0.3506139838099">
                <text:p>0.3506139838099</text:p>
              </table:table-cell>
              <table:table-cell office:value-type="float" office:value="35780.3">
                <text:p>35780.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248468">
                <text:p>248468</text:p>
              </table:table-cell>
              <table:table-cell office:value-type="float" office:value="NaN">
                <text:p>NaN</text:p>
              </table:table-cell>
              <table:table-cell office:value-type="float" office:value="557494">
                <text:p>5574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